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cc99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" fo:font-size="11pt" style:font-size-asian="11pt" style:font-size-complex="11pt"/>
    </style:style>
    <style:style style:name="P3" style:family="paragraph">
      <style:paragraph-properties fo:margin-top="0.051cm" fo:margin-bottom="0.051cm" fo:text-align="center"/>
    </style:style>
    <style:style style:name="P4" style:family="paragraph">
      <style:paragraph-properties fo:margin-top="0.051cm" fo:margin-bottom="0.051cm"/>
      <style:text-properties style:font-name="DejaVu Sans Mono" fo:font-size="11pt" style:font-size-asian="11pt" style:font-size-complex="11pt"/>
    </style:style>
    <style:style style:name="P5" style:family="paragraph">
      <style:text-properties style:font-name="DejaVu Sans Mono" fo:font-size="11pt" style:font-size-asian="11pt" style:font-size-complex="11pt"/>
    </style:style>
    <style:style style:name="P6" style:family="paragraph">
      <style:paragraph-properties fo:margin-top="0.051cm" fo:margin-bottom="0.051cm" fo:text-align="center"/>
      <style:text-properties style:font-name="Courier" fo:font-size="10.5pt" style:font-size-asian="10.5pt" style:font-size-complex="10.5pt"/>
    </style:style>
    <style:style style:name="P7" style:family="paragraph">
      <style:paragraph-properties fo:margin-top="0.051cm" fo:margin-bottom="0.051cm" fo:text-align="center"/>
      <style:text-properties style:font-name="Courier" fo:font-size="11pt" style:font-size-asian="11pt" style:font-size-complex="11pt"/>
    </style:style>
    <style:style style:name="P8" style:family="paragraph">
      <style:paragraph-properties fo:margin-top="0.051cm" fo:margin-bottom="0.051cm"/>
      <style:text-properties style:font-name="Courier" fo:font-size="11pt" style:font-size-asian="11pt" style:font-size-complex="11pt"/>
    </style:style>
    <style:style style:name="P9" style:family="paragraph">
      <style:paragraph-properties fo:margin-top="0.051cm" fo:margin-bottom="0.051cm" fo:text-align="center"/>
      <style:text-properties style:font-name="Liberation Sans1" fo:font-size="11pt" style:font-size-asian="11pt" style:font-size-complex="11pt"/>
    </style:style>
    <style:style style:name="T1" style:family="text">
      <style:text-properties style:font-name="DejaVu Sans Mono" fo:font-size="11pt" style:font-size-asian="11pt" style:font-size-complex="11pt"/>
    </style:style>
    <style:style style:name="T2" style:family="text">
      <style:text-properties style:font-name="DejaVu Sans Mono" fo:font-size="11pt" fo:language="fr" fo:country="FR" style:font-size-asian="11pt" style:font-size-complex="11pt"/>
    </style:style>
    <style:style style:name="T3" style:family="text">
      <style:text-properties style:font-name="DejaVu Sans Mono" fo:font-size="11pt" fo:language="en" fo:country="US" style:font-size-asian="11pt" style:font-size-complex="11pt"/>
    </style:style>
    <style:style style:name="T4" style:family="text">
      <style:text-properties style:font-name="Courier" fo:font-size="10.5pt" fo:language="fr" fo:country="FR" style:font-size-asian="10.5pt" style:font-size-complex="10.5pt"/>
    </style:style>
    <style:style style:name="T5" style:family="text">
      <style:text-properties style:font-name="Courier" fo:font-size="11pt" fo:language="fr" fo:country="FR" style:font-size-asian="11pt" style:font-size-complex="11pt"/>
    </style:style>
    <style:style style:name="T6" style:family="text">
      <style:text-properties style:font-name="Liberation Sans1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1.4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1.4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2.419cm" svg:x2="15.014cm" svg:y2="12.419cm" draw:start-shape="id1" draw:start-glue-point="10" draw:end-shape="id2" draw:end-glue-point="6" svg:d="M9504 12419h5510" svg:viewBox="0 0 5511 1">
          <text:p/>
        </draw:connector>
        <draw:custom-shape draw:style-name="gr1" draw:text-style-name="P2" xml:id="id3" draw:id="id3" draw:layer="layout" svg:width="4.064cm" svg:height="2.032cm" svg:x="15.015cm" svg:y="11.4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5" draw:id="id5" draw:layer="layout" svg:width="2.429cm" svg:height="0.765cm" svg:x="10.693cm" svg:y="11.622cm">
          <draw:text-box>
            <text:p text:style-name="P3"><text:span text:style-name="T2">Auteur</text:span></text:p>
          </draw:text-box>
        </draw:frame>
        <draw:custom-shape draw:style-name="gr4" draw:text-style-name="P2" xml:id="id4" draw:id="id4" draw:layer="layout" svg:width="2.532cm" svg:height="1.276cm" svg:x="15.716cm" svg:y="2.961cm">
          <text:p text:style-name="P1"><text:span text:style-name="T1">Pers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1.404cm" svg:x2="16.982cm" svg:y2="4.237cm" draw:start-shape="id3" draw:end-shape="id4" draw:end-glue-point="8" svg:d="M17047 11404l-65-7167" svg:viewBox="0 0 66 7168">
          <text:p/>
        </draw:connector>
        <draw:frame draw:style-name="gr6" draw:text-style-name="P5" xml:id="id6" draw:id="id6" draw:layer="layout" svg:width="2.429cm" svg:height="0.758cm" svg:x="10.694cm" svg:y="6.229cm">
          <draw:text-box>
            <text:p text:style-name="P1"><text:span text:style-name="T2">Auteur</text:span></text:p>
          </draw:text-box>
        </draw:frame>
        <draw:connector draw:style-name="gr5" draw:text-style-name="P1" draw:layer="layout" draw:type="line" svg:x1="11.907cm" svg:y1="11.622cm" svg:x2="11.908cm" svg:y2="6.987cm" draw:start-shape="id5" draw:start-glue-point="0" draw:end-shape="id6" draw:end-glue-point="2" svg:d="M11907 11622l1-4635" svg:viewBox="0 0 2 4636">
          <text:p/>
        </draw:connector>
        <draw:connector draw:style-name="gr2" draw:text-style-name="P1" draw:layer="layout" draw:type="line" svg:x1="13.124cm" svg:y1="2.108cm" svg:x2="16.086cm" svg:y2="3.147cm" draw:start-shape="id7" draw:start-glue-point="1" draw:end-shape="id4" draw:end-glue-point="5" svg:d="M13124 2108l2962 1039" svg:viewBox="0 0 2963 1040">
          <text:p/>
        </draw:connector>
        <draw:custom-shape draw:style-name="gr4" draw:text-style-name="P2" xml:id="id8" draw:id="id8" draw:layer="layout" svg:width="2.532cm" svg:height="1.276cm" svg:x="5.617cm" svg:y="5.962cm">
          <text:p text:style-name="P1"><text:span text:style-name="T1">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1.403cm" svg:x2="6.883cm" svg:y2="7.238cm" draw:start-shape="id1" draw:start-glue-point="4" draw:end-shape="id8" draw:end-glue-point="8" svg:d="M6909 11403l-26-4165" svg:viewBox="0 0 27 4166">
          <text:p/>
        </draw:connector>
        <draw:custom-shape draw:style-name="gr4" draw:text-style-name="P2" xml:id="id9" draw:id="id9" draw:layer="layout" svg:width="2.532cm" svg:height="1.276cm" svg:x="5.618cm" svg:y="2.963cm">
          <text:p text:style-name="P1"><text:span text:style-name="T1">Th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7" draw:id="id7" draw:layer="layout" svg:width="2.429cm" svg:height="0.758cm" svg:x="10.695cm" svg:y="1.729cm">
          <draw:text-box>
            <text:p text:style-name="P1"><text:span text:style-name="T3">Creator</text:span></text:p>
          </draw:text-box>
        </draw:frame>
        <draw:connector draw:style-name="gr2" draw:text-style-name="P1" draw:layer="layout" draw:type="line" svg:x1="6.883cm" svg:y1="5.962cm" svg:x2="6.884cm" svg:y2="4.239cm" draw:start-shape="id8" draw:end-shape="id9" draw:end-glue-point="8" svg:d="M6883 5962l1-1723" svg:viewBox="0 0 2 1724">
          <text:p/>
        </draw:connector>
        <draw:connector draw:style-name="gr2" draw:text-style-name="P1" draw:layer="layout" draw:type="line" svg:x1="10.695cm" svg:y1="2.108cm" svg:x2="7.78cm" svg:y2="3.149cm" draw:end-shape="id9" draw:end-glue-point="11" svg:d="M10695 2108l-2915 1041" svg:viewBox="0 0 2916 1042">
          <text:p/>
        </draw:connector>
        <draw:connector draw:style-name="gr2" draw:text-style-name="P1" draw:layer="layout" draw:type="line" svg:x1="10.694cm" svg:y1="6.608cm" svg:x2="8.149cm" svg:y2="6.6cm" draw:start-shape="id6" draw:start-glue-point="3" draw:end-shape="id8" draw:end-glue-point="10" svg:d="M10694 6608l-2545-8" svg:viewBox="0 0 2546 9">
          <text:p/>
        </draw:connector>
        <draw:connector draw:style-name="gr2" draw:text-style-name="P1" draw:layer="layout" draw:type="line" svg:x1="11.908cm" svg:y1="6.229cm" svg:x2="11.909cm" svg:y2="2.487cm" draw:start-shape="id6" draw:start-glue-point="0" draw:end-shape="id7" draw:end-glue-point="2" svg:d="M11908 6229l1-3742" svg:viewBox="0 0 2 3743">
          <text:p/>
        </draw:connector>
        <draw:frame draw:style-name="gr7" draw:text-style-name="P6" draw:layer="layout" svg:width="5.018cm" svg:height="0.765cm" svg:x="9.425cm" svg:y="4.223cm">
          <draw:text-box>
            <text:p text:style-name="P6"><text:span text:style-name="T4">rdfs:subPropertyOf</text:span></text:p>
          </draw:text-box>
        </draw:frame>
        <draw:frame draw:style-name="gr7" draw:text-style-name="P7" draw:layer="layout" svg:width="2.546cm" svg:height="0.765cm" svg:x="15.726cm" svg:y="7.324cm">
          <draw:text-box>
            <text:p text:style-name="P7"><text:span text:style-name="T5">rdf:type</text:span></text:p>
          </draw:text-box>
        </draw:frame>
        <draw:frame draw:style-name="gr7" draw:text-style-name="P7" draw:layer="layout" svg:width="2.546cm" svg:height="0.765cm" svg:x="5.626cm" svg:y="9.026cm">
          <draw:text-box>
            <text:p text:style-name="P7"><text:span text:style-name="T5">rdf:type</text:span></text:p>
          </draw:text-box>
        </draw:frame>
        <draw:frame draw:style-name="gr7" draw:text-style-name="P7" draw:layer="layout" svg:width="4.445cm" svg:height="0.765cm" svg:x="4.626cm" svg:y="4.924cm">
          <draw:text-box>
            <text:p text:style-name="P7"><text:span text:style-name="T5">rdfs:subClassOf</text:span></text:p>
          </draw:text-box>
        </draw:frame>
        <draw:frame draw:style-name="gr3" draw:text-style-name="P8" draw:layer="layout" svg:width="4.445cm" svg:height="0.765cm" draw:transform="rotate (-0.362330352714023) translate (12.978cm 1.326cm)">
          <draw:text-box>
            <text:p text:style-name="P7"><text:span text:style-name="T5">rdfs:range</text:span></text:p>
          </draw:text-box>
        </draw:frame>
        <draw:frame draw:style-name="gr3" draw:text-style-name="P8" draw:layer="layout" svg:width="4.445cm" svg:height="0.765cm" draw:transform="rotate (0.358490628359635) translate (7.031cm 2.732cm)">
          <draw:text-box>
            <text:p text:style-name="P7"><text:span text:style-name="T5">rdfs:domain</text:span></text:p>
          </draw:text-box>
        </draw:frame>
        <draw:frame draw:style-name="gr3" draw:text-style-name="P8" draw:layer="layout" svg:width="4.445cm" svg:height="0.765cm" svg:x="7.127cm" svg:y="6.825cm">
          <draw:text-box>
            <text:p text:style-name="P7"><text:span text:style-name="T5">rdfs:domain</text:span></text:p>
          </draw:text-box>
        </draw:frame>
        <draw:line draw:style-name="gr8" draw:text-style-name="P1" draw:layer="layout" svg:x1="1.908cm" svg:y1="11.033cm" svg:x2="19.71cm" svg:y2="10.906cm">
          <text:p/>
        </draw:line>
        <draw:frame draw:style-name="gr3" draw:text-style-name="P9" draw:layer="layout" svg:width="4.046cm" svg:height="0.765cm" svg:x="0.91cm" svg:y="5.699cm">
          <draw:text-box>
            <text:p text:style-name="P9"><text:span text:style-name="T6">Couche RDFS </text:span></text:p>
          </draw:text-box>
        </draw:frame>
        <draw:frame draw:style-name="gr3" draw:text-style-name="P9" draw:layer="layout" svg:width="3.411cm" svg:height="0.765cm" svg:x="1.291cm" svg:y="12.173cm">
          <draw:text-box>
            <text:p text:style-name="P9"><text:span text:style-name="T6">Couche RDF</text:span></text:p>
          </draw:text-box>
        </draw:frame>
        <draw:custom-shape draw:style-name="gr9" draw:text-style-name="P1" draw:layer="layout" svg:width="17.807cm" svg:height="12.446cm" svg:x="1.5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0T22:41:08.639426179</dc:date>
    <dc:creator>Salah Eddine</dc:creator>
    <meta:editing-duration>PT1H4M1S</meta:editing-duration>
    <meta:editing-cycles>29</meta:editing-cycles>
    <meta:generator>LibreOffice/4.2.8.2$Linux_X86_64 LibreOffice_project/420m0$Build-2</meta:generator>
    <meta:document-statistic meta:object-count="29"/>
  </office:meta>
</office:document-meta>
</file>